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33000000231106241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2.4cm"/>
    </style:style>
    <style:style style:name="gr7" style:family="graphic" style:parent-style-name="standard">
      <style:graphic-properties draw:stroke="none" svg:stroke-color="#000000" draw:fill="none" draw:fill-color="#ffffff" fo:min-height="1.55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stroke="dash" draw:stroke-dash="Fine_20_Dashed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895cm" svg:height="0.925cm" svg:x="3.005cm" svg:y="7.775cm">
          <draw:image xlink:href="Pictures/1000000000000233000000231106241F.png" xlink:type="simple" xlink:show="embed" xlink:actuate="onLoad">
            <text:p/>
          </draw:image>
        </draw:frame>
        <draw:custom-shape draw:style-name="gr2" draw:text-style-name="P1" draw:layer="layout" svg:width="0.6cm" svg:height="8.6cm" draw:transform="rotate (-1.5707963267949) translate (11.8cm 8.8cm)">
          <text:p/>
          <draw:enhanced-geometry svg:viewBox="0 0 21600 21600" draw:glue-points="0 0 0 21600 21600 10800" draw:text-areas="0 ?f9 7800 ?f10" draw:type="right-brace" draw:modifiers="1165.12438967682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0.6cm" svg:height="4cm" draw:transform="rotate (-1.5707963267949) translate (15.9cm 8.8cm)">
          <text:p/>
          <draw:enhanced-geometry svg:viewBox="0 0 21600 21600" draw:glue-points="0 0 0 21600 21600 10800" draw:text-areas="0 ?f9 7800 ?f10" draw:type="right-brace" draw:modifiers="1165.12438967682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" draw:text-style-name="P1" draw:layer="layout" svg:x1="7.5cm" svg:y1="9.7cm" svg:x2="7.5cm" svg:y2="12.9cm">
          <text:p/>
        </draw:line>
        <draw:line draw:style-name="gr3" draw:text-style-name="P1" draw:layer="layout" svg:x1="13.9cm" svg:y1="9.6cm" svg:x2="13.9cm" svg:y2="12.8cm">
          <text:p/>
        </draw:line>
        <draw:frame draw:style-name="gr4" draw:layer="layout" svg:width="5.9cm" svg:height="0.963cm" svg:x="4.7cm" svg:y="13.137cm">
          <draw:text-box>
            <text:p>Klick auf Spielfigur</text:p>
          </draw:text-box>
        </draw:frame>
        <draw:frame draw:style-name="gr4" draw:layer="layout" svg:width="5.2cm" svg:height="0.963cm" svg:x="11.5cm" svg:y="13.2cm">
          <draw:text-box>
            <text:p>Klick auf Station</text:p>
          </draw:text-box>
        </draw:frame>
        <draw:line draw:style-name="gr3" draw:text-style-name="P1" draw:layer="layout" svg:x1="7.6cm" svg:y1="14.5cm" svg:x2="8.8cm" svg:y2="17.7cm">
          <text:p/>
        </draw:line>
        <draw:line draw:style-name="gr3" draw:text-style-name="P1" draw:layer="layout" svg:x1="13.8cm" svg:y1="14.4cm" svg:x2="12.6cm" svg:y2="17.7cm">
          <text:p/>
        </draw:line>
        <draw:frame draw:style-name="gr5" draw:layer="layout" svg:width="5.4cm" svg:height="1cm" svg:x="8cm" svg:y="18cm">
          <draw:text-box>
            <text:p>Drag <text:s text:c="4"/>&amp; <text:s text:c="3"/>Drop</text:p>
          </draw:text-box>
        </draw:frame>
        <draw:line draw:style-name="gr3" draw:text-style-name="P1" draw:layer="layout" svg:x1="12.4cm" svg:y1="19.2cm" svg:x2="12.4cm" svg:y2="21.5cm">
          <text:p/>
        </draw:line>
        <draw:frame draw:style-name="gr6" draw:text-style-name="P2" draw:layer="layout" svg:width="7.2cm" svg:height="2.387cm" svg:x="8.8cm" svg:y="21.8cm">
          <draw:text-box>
            <text:p text:style-name="P2">Klick auf Station (automatische Auswahl des Spielers)</text:p>
          </draw:text-box>
        </draw:frame>
        <draw:frame draw:style-name="gr7" draw:text-style-name="P1" draw:layer="layout" svg:width="10.6cm" svg:height="2.387cm" svg:x="4.9cm" svg:y="1.913cm">
          <draw:text-box>
            <text:p text:style-name="P1">MovePreparer</text:p>
            <text:p text:style-name="P1"/>
            <text:p text:style-name="P1">selectPlayer<text:tab/><text:tab/>nextStation</text:p>
          </draw:text-box>
        </draw:frame>
        <draw:custom-shape draw:style-name="gr8" draw:text-style-name="P1" draw:layer="layout" svg:width="1.9cm" svg:height="2.4cm" svg:x="6.9cm" svg:y="4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1.9cm" svg:height="2.4cm" svg:x="11.8cm" svg:y="4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9" draw:text-style-name="P1" draw:layer="layout" svg:x1="1.5cm" svg:y1="11.5cm" svg:x2="19.6cm" svg:y2="11.5cm">
          <text:p/>
        </draw:line>
        <draw:frame draw:style-name="gr10" draw:text-style-name="P3" draw:layer="layout" svg:width="5.036cm" svg:height="0.806cm" svg:x="1.2cm" svg:y="10.5cm">
          <draw:text-box>
            <text:p><text:span text:style-name="T1">MovePreparationBar</text:span></text:p>
          </draw:text-box>
        </draw:frame>
        <draw:frame draw:style-name="gr10" draw:text-style-name="P3" draw:layer="layout" svg:width="3.089cm" svg:height="0.806cm" svg:x="1.2cm" svg:y="11.6cm">
          <draw:text-box>
            <text:p><text:span text:style-name="T1">BoardPanel</text:span></text:p>
          </draw:text-box>
        </draw:frame>
        <draw:line draw:style-name="gr9" draw:text-style-name="P1" draw:layer="layout" svg:x1="1.5cm" svg:y1="7.3cm" svg:x2="19.6cm" svg:y2="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26T19:01:04.13</meta:creation-date>
    <dc:date>2012-10-03T20:13:39.93</dc:date>
    <meta:editing-duration>PT13M48S</meta:editing-duration>
    <meta:editing-cycles>5</meta:editing-cycles>
    <meta:generator>LibreOffice/3.6$Windows_x86 LibreOffice_project/e29a214-2bbed72-0621de6-a97528c-8f066d</meta:generator>
    <meta:document-statistic meta:object-count="19"/>
  </office:meta>
</office:document-meta>
</file>